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23e582"/>
    </style:style>
    <style:style style:name="P2" style:family="paragraph" style:parent-style-name="Footer">
      <style:paragraph-properties fo:text-align="end" style:justify-single-word="false"/>
      <style:text-properties fo:font-size="9pt" officeooo:rsid="006891f7" officeooo:paragraph-rsid="006891f7" style:font-size-asian="9pt" style:font-size-complex="9pt"/>
    </style:style>
    <style:style style:name="P3" style:family="paragraph" style:parent-style-name="Text_20_body">
      <style:text-properties officeooo:rsid="012ad0ce" officeooo:paragraph-rsid="012ad0ce"/>
    </style:style>
    <style:style style:name="P4" style:family="paragraph" style:parent-style-name="Text_20_body">
      <style:text-properties officeooo:rsid="012b1766" officeooo:paragraph-rsid="012b1766"/>
    </style:style>
    <style:style style:name="P5" style:family="paragraph" style:parent-style-name="Text_20_body">
      <style:text-properties officeooo:rsid="012cdf00" officeooo:paragraph-rsid="012cdf00"/>
    </style:style>
    <style:style style:name="P6" style:family="paragraph" style:parent-style-name="Title">
      <style:paragraph-properties fo:text-align="start" style:justify-single-word="false"/>
      <style:text-properties officeooo:paragraph-rsid="0125deb4"/>
    </style:style>
    <style:style style:name="P7" style:family="paragraph" style:parent-style-name="Title">
      <style:text-properties officeooo:paragraph-rsid="012b1766"/>
    </style:style>
    <style:style style:name="P8" style:family="paragraph" style:parent-style-name="Title">
      <style:text-properties officeooo:rsid="012fec4a" officeooo:paragraph-rsid="012fec4a"/>
    </style:style>
    <style:style style:name="P9" style:family="paragraph" style:parent-style-name="Heading_20_1">
      <style:text-properties officeooo:paragraph-rsid="012ad0ce"/>
    </style:style>
    <style:style style:name="P10" style:family="paragraph" style:parent-style-name="Heading_20_1">
      <style:text-properties officeooo:paragraph-rsid="012b1766"/>
    </style:style>
    <style:style style:name="P11" style:family="paragraph" style:parent-style-name="Heading_20_1">
      <style:text-properties officeooo:paragraph-rsid="012cdf00"/>
    </style:style>
    <style:style style:name="P12" style:family="paragraph" style:parent-style-name="Heading_20_1">
      <style:text-properties officeooo:rsid="012fec4a" officeooo:paragraph-rsid="012fec4a"/>
    </style:style>
    <style:style style:name="P13" style:family="paragraph" style:parent-style-name="Heading_20_1">
      <style:text-properties officeooo:rsid="012fec4a" officeooo:paragraph-rsid="01378b42"/>
    </style:style>
    <style:style style:name="P14" style:family="paragraph" style:parent-style-name="Heading_20_1">
      <style:text-properties officeooo:paragraph-rsid="013771ee"/>
    </style:style>
    <style:style style:name="P15" style:family="paragraph" style:parent-style-name="Text_20_body">
      <style:text-properties style:font-name="Times New Roman1" fo:font-size="11pt" officeooo:rsid="012cdf00" officeooo:paragraph-rsid="013771ee" style:font-size-asian="10.5pt"/>
    </style:style>
    <style:style style:name="P16" style:family="paragraph" style:parent-style-name="Text_20_body">
      <style:text-properties style:font-name="Times New Roman1" fo:font-size="11pt" officeooo:rsid="01378b42" officeooo:paragraph-rsid="01378b42" style:font-size-asian="10.5pt"/>
    </style:style>
    <style:style style:name="P17" style:family="paragraph" style:parent-style-name="Text_20_body">
      <style:text-properties style:font-name="Times New Roman1" fo:font-size="11pt" fo:font-weight="normal" officeooo:rsid="012b1766" officeooo:paragraph-rsid="013771ee" style:font-size-asian="10.5pt" style:font-weight-asian="normal" style:font-weight-complex="normal"/>
    </style:style>
    <style:style style:name="P18" style:family="paragraph" style:parent-style-name="Text_20_body">
      <style:text-properties officeooo:rsid="013771ee" officeooo:paragraph-rsid="013771ee"/>
    </style:style>
    <style:style style:name="T1" style:family="text">
      <style:text-properties fo:font-size="10pt" fo:font-weight="bold" officeooo:rsid="0123e582" fo:background-color="#ffff00" loext:char-shading-value="0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1294b97" fo:background-color="#ffff00" loext:char-shading-value="0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1372147" fo:background-color="#ffff00" loext:char-shading-value="0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123e582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12fec4a" style:font-size-asian="10pt" style:font-weight-asian="bold" style:font-size-complex="10pt" style:font-weight-complex="bold"/>
    </style:style>
    <style:style style:name="T6" style:family="text">
      <style:text-properties fo:color="#c5000b" loext:opacity="100%" style:font-name="Liberation Sans" fo:font-size="16pt" fo:text-shadow="1pt 1pt" fo:font-weight="bold" officeooo:rsid="0125deb4" style:font-name-asian="Droid Sans Fallback" style:font-size-asian="28pt" style:font-weight-asian="bold" style:font-name-complex="FreeSans" style:font-size-complex="28pt" style:font-weight-complex="600"/>
    </style:style>
    <style:style style:name="T7" style:family="text">
      <style:text-properties fo:color="#c5000b" loext:opacity="100%" style:font-name="Liberation Sans" fo:font-size="16pt" fo:text-shadow="1pt 1pt" fo:font-weight="bold" officeooo:rsid="0123e582" style:font-name-asian="Droid Sans Fallback" style:font-size-asian="28pt" style:font-weight-asian="bold" style:font-name-complex="FreeSans" style:font-size-complex="28pt" style:font-weight-complex="600"/>
    </style:style>
    <style:style style:name="T8" style:family="text">
      <style:text-properties fo:color="#c5000b" loext:opacity="100%" style:font-name="Liberation Sans" fo:font-size="16pt" fo:text-shadow="1pt 1pt" fo:font-weight="bold" officeooo:rsid="012ad0ce" style:font-name-asian="Droid Sans Fallback" style:font-size-asian="28pt" style:font-weight-asian="bold" style:font-name-complex="FreeSans" style:font-size-complex="28pt" style:font-weight-complex="600"/>
    </style:style>
    <style:style style:name="T9" style:family="text">
      <style:text-properties fo:color="#c5000b" loext:opacity="100%" style:font-name="Liberation Sans" fo:font-size="16pt" fo:text-shadow="1pt 1pt" fo:font-weight="bold" officeooo:rsid="012fec4a" style:font-name-asian="Droid Sans Fallback" style:font-size-asian="28pt" style:font-weight-asian="bold" style:font-name-complex="FreeSans" style:font-size-complex="28pt" style:font-weight-complex="600"/>
    </style:style>
    <style:style style:name="T10" style:family="text">
      <style:text-properties officeooo:rsid="012b1766"/>
    </style:style>
    <style:style style:name="T11" style:family="text">
      <style:text-properties officeooo:rsid="012fec4a"/>
    </style:style>
    <style:style style:name="T12" style:family="text">
      <style:text-properties officeooo:rsid="012ad0ce"/>
    </style:style>
    <style:style style:name="T13" style:family="text">
      <style:text-properties style:font-name="Liberation Sans" fo:font-size="12pt" fo:font-weight="bold" officeooo:rsid="012fec4a" style:font-name-asian="Droid Sans Fallback" style:font-size-asian="18.2000007629395pt" style:font-weight-asian="bold" style:font-name-complex="FreeSans" style:font-size-complex="18.2000007629395pt" style:font-weight-complex="600"/>
    </style:style>
    <style:style style:name="T14" style:family="text">
      <style:text-properties style:font-name="Liberation Sans" fo:font-size="12pt" fo:font-weight="bold" officeooo:rsid="013771ee" style:font-name-asian="Droid Sans Fallback" style:font-size-asian="18.2000007629395pt" style:font-weight-asian="bold" style:font-name-complex="FreeSans" style:font-size-complex="18.2000007629395pt" style:font-weight-complex="600"/>
    </style:style>
    <style:style style:name="T15" style:family="text">
      <style:text-properties style:font-name="Liberation Sans" fo:font-size="12pt" fo:font-weight="bold" officeooo:rsid="01378b42" style:font-name-asian="Droid Sans Fallback" style:font-size-asian="18.2000007629395pt" style:font-weight-asian="bold" style:font-name-complex="FreeSans" style:font-size-complex="18.2000007629395pt" style:font-weight-complex="600"/>
    </style:style>
    <style:style style:name="T16" style:family="text">
      <style:text-properties officeooo:rsid="012cdf00"/>
    </style:style>
    <style:style style:name="T17" style:family="text">
      <style:text-properties style:font-name="Times New Roman1" fo:font-size="11pt" style:font-size-asian="10.5pt"/>
    </style:style>
    <style:style style:name="T18" style:family="text">
      <style:text-properties style:font-name-asian="Droid Sans Fallback" style:font-name-complex="FreeSans" style:font-size-complex="18.2000007629395pt"/>
    </style:style>
    <style:style style:name="T19" style:family="text">
      <style:text-properties officeooo:rsid="01378b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6">Aufgabe 1: </text:span><text:span text:style-name="T7">G</text:span><text:span text:style-name="T8">rundlagen </text:span><text:span text:style-name="T9">des Web</text:span></text:p>
      <text:h text:style-name="P14" text:outline-level="1"><text:span text:style-name="T12">a) </text:span><text:span text:style-name="T13">HTTP-Anfrage ohne Browser testen</text:span></text:h>
      <text:p text:style-name="P4">Ihre Antwort hier</text:p>
      <text:h text:style-name="Heading_20_1" text:outline-level="1">b) <text:span text:style-name="T13">Bestandteile einer HTTP-</text:span><text:span text:style-name="T14">Nachricht</text:span></text:h>
      <text:p text:style-name="P17"><text:span text:style-name="T18">Ihre Antwort hier</text:span></text:p>
      <text:h text:style-name="P9" text:outline-level="1"><text:span text:style-name="T12">c) </text:span><text:span text:style-name="T14">Aufbaue von URLs</text:span></text:h>
      <text:p text:style-name="P3">Ihre Antwort hier</text:p>
      <text:p text:style-name="P7"><text:span text:style-name="T10">Aufgabe 2: </text:span><text:span text:style-name="T9">HTML und CSS</text:span></text:p>
      <text:h text:style-name="P10" text:outline-level="1"><text:span text:style-name="T10">a) </text:span><text:span text:style-name="T14">Erklärung der Musterlösung „npmjs.com“</text:span></text:h>
      <text:p text:style-name="P4">Ihre Antwort hier</text:p>
      <text:h text:style-name="P10" text:outline-level="1"><text:span text:style-name="T10">b) </text:span><text:span text:style-name="T14">Gestaltungsregeln im Web</text:span></text:h>
      <text:p text:style-name="P15">Ihre Antwort hier</text:p>
      <text:h text:style-name="P10" text:outline-level="1"><text:span text:style-name="T10">c) </text:span><text:span text:style-name="T14">UI-Patterns im Web</text:span></text:h>
      <text:p text:style-name="P15">Ihre Antwort hier</text:p>
      <text:p text:style-name="P7"><text:span text:style-name="T10">Aufgabe 3: </text:span><text:span text:style-name="T9">Responsive Webdesign</text:span></text:p>
      <text:h text:style-name="P11" text:outline-level="1"><text:span text:style-name="T16">a) </text:span><text:span text:style-name="T14">Mockups für eine Hotelwebseite</text:span></text:h>
      <text:p text:style-name="P5">Ihre Antwort hier</text:p>
      <text:h text:style-name="P11" text:outline-level="1"><text:span text:style-name="T16">b) </text:span><text:span text:style-name="T14">Prototypische Umsetzung der Mockups</text:span></text:h>
      <text:p text:style-name="P18"><text:span text:style-name="T17">Quellcode bitte im Verzeichnis „Aufgabe 3b“ ablegen.</text:span></text:p>
      <text:p text:style-name="P8">Aufgabe 4: JavaScript</text:p>
      <text:h text:style-name="P12" text:outline-level="1">a) <text:span text:style-name="T15">Vergleich von Java und JavaScript</text:span></text:h>
      <text:p text:style-name="P16">Ihre Antwort hier</text:p>
      <text:h text:style-name="P12" text:outline-level="1">b) <text:span text:style-name="T15">Umprogrammieren des Stoppuhr-Fallbeispiels</text:span></text:h>
      <text:p text:style-name="P16">Quellcode bitte im Verzeichnis „Aufgabe 4b“ ablegen.</text:p>
      <text:h text:style-name="P13" text:outline-level="1"><text:soft-page-break/>b) <text:span text:style-name="T15">Entwicklung einer Single Page Abb</text:span></text:h>
      <text:p text:style-name="P16">Quellcode bitte im Verzeichnis „Aufgabe 4c“ ablege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 style:writing-mode="page"/>
      <style:text-properties style:font-size-asian="10.5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15%" fo:text-align="justify" style:justify-single-word="false" fo:hyphenation-ladder-count="no-limit" style:page-number="auto" style:writing-mode="page"/>
      <style:text-properties style:font-name="Times New Roman1" fo:font-family="'Times New Roman'" style:font-style-name="Regular" style:font-family-generic="roman" style:font-pitch="variable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 style:master-page-name="">
      <style:paragraph-properties fo:margin-top="0cm" fo:margin-bottom="0.101cm" style:contextual-spacing="false" style:page-number="auto" style:writing-mode="page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style:writing-mode="page"/>
      <style:text-properties fo:font-size="12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start" style:justify-single-word="false" style:writing-mode="page"/>
      <style:text-properties fo:color="#c5000b" loext:opacity="100%" fo:font-size="16pt" fo:text-shadow="1pt 1pt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5cm" fo:margin-bottom="0.21cm" style:contextual-spacing="false" style:page-number="auto" style:writing-mode="page"/>
      <style:text-properties fo:font-size="10pt" fo:font-style="normal" style:text-underline-style="none" fo:font-weight="normal" style:font-size-asian="115%" style:font-weight-asian="bold" style:font-size-complex="115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123e582"/>
    </style:style>
    <style:style style:name="MP2" style:family="paragraph" style:parent-style-name="Footer">
      <style:paragraph-properties fo:text-align="end" style:justify-single-word="false"/>
      <style:text-properties fo:font-size="9pt" officeooo:rsid="006891f7" officeooo:paragraph-rsid="006891f7" style:font-size-asian="9pt" style:font-size-complex="9pt"/>
    </style:style>
    <style:style style:name="MT1" style:family="text">
      <style:text-properties fo:font-size="10pt" fo:font-weight="bold" officeooo:rsid="0123e582" fo:background-color="#ffff00" loext:char-shading-value="0" style:font-size-asian="10pt" style:font-weight-asian="bold" style:font-size-complex="10pt" style:font-weight-complex="bold"/>
    </style:style>
    <style:style style:name="MT2" style:family="text">
      <style:text-properties fo:font-size="10pt" fo:font-weight="bold" officeooo:rsid="01294b97" fo:background-color="#ffff00" loext:char-shading-value="0" style:font-size-asian="10pt" style:font-weight-asian="bold" style:font-size-complex="10pt" style:font-weight-complex="bold"/>
    </style:style>
    <style:style style:name="MT3" style:family="text">
      <style:text-properties fo:font-size="10pt" fo:font-weight="bold" officeooo:rsid="01372147" fo:background-color="#ffff00" loext:char-shading-value="0" style:font-size-asian="10pt" style:font-weight-asian="bold" style:font-size-complex="10pt" style:font-weight-complex="bold"/>
    </style:style>
    <style:style style:name="MT4" style:family="text">
      <style:text-properties fo:font-size="10pt" fo:font-weight="bold" officeooo:rsid="0123e582" style:font-size-asian="10pt" style:font-weight-asian="bold" style:font-size-complex="10pt" style:font-weight-complex="bold"/>
    </style:style>
    <style:style style:name="MT5" style:family="text">
      <style:text-properties fo:font-size="10pt" fo:font-weight="bold" officeooo:rsid="012fec4a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0.77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01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WWI</text:span><text:span text:style-name="MT2">1</text:span><text:span text:style-name="MT3">20</text:span><text:span text:style-name="MT1">x</text:span><text:span text:style-name="MT4"><text:tab/></text:span><text:span text:style-name="MT1">Nachname, Vorname</text:span><text:span text:style-name="MT4"><text:tab/></text:span><text:span text:style-name="MT5">Webprogrammierung</text:span></text:p>
      </style:header>
      <style:footer>
        <text:p text:style-name="MP2">Seite <text:page-number text:select-page="current">2</text:page-number><text:s/>von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nis Schulmeister</meta:initial-creator>
    <meta:creation-date>2016-10-17T00:04:25.755310418</meta:creation-date>
    <dc:date>2021-09-03T02:55:59.920551089</dc:date>
    <dc:creator>Dennis Schulmeister-Zimolong</dc:creator>
    <meta:editing-duration>PT10H21M7S</meta:editing-duration>
    <meta:editing-cycles>284</meta:editing-cycles>
    <meta:generator>LibreOffice/7.0.6.2$Linux_X86_64 LibreOffice_project/00$Build-2</meta:generator>
    <meta:document-statistic meta:table-count="0" meta:image-count="0" meta:object-count="0" meta:page-count="2" meta:paragraph-count="28" meta:word-count="122" meta:character-count="819" meta:non-whitespace-character-count="725"/>
  </office:meta>
</office:document-meta>
</file>